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696D99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8.209cm" svg:y="10.978cm" svg:width="5.611cm" svg:height="5.611cm" draw:z-index="0"><draw:image xlink:href="Pictures/100002010000008000000080696D99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ababab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13T09:53:00.29</meta:creation-date>
    <meta:editing-duration>P0D</meta:editing-duration>
    <meta:editing-cycles>1</meta:editing-cycles>
    <meta:generator>OpenOffice/4.1.14$Win32 OpenOffice.org_project/4114m1$Build-9811</meta:generator>
    <meta:document-statistic meta:table-count="0" meta:image-count="1" meta:object-count="0" meta:page-count="1" meta:paragraph-count="0" meta:word-count="0" meta:character-count="0"/>
  </office:meta>
</office:document-meta>
</file>